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62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7.68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59cm" svg:height="0.635cm" svg:x="0.1cm" svg:y="0.1cm">
          <text:p text:style-name="P1"><text:span text:style-name="T1">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1cm" svg:y1="3.275cm" svg:x2="0.1cm" svg:y2="14.07cm">
          <text:p/>
        </draw:line>
        <draw:frame draw:style-name="gr3" draw:text-style-name="P5" draw:layer="layout" svg:width="5.08cm" svg:height="7.879cm" svg:x="0.1cm" svg:y="6.191cm">
          <draw:text-box>
            <text:p text:style-name="P4"><text:span text:style-name="T2">absoluteFile</text:span></text:p>
            <text:p text:style-name="P4"><text:span text:style-name="T2">absolutePath</text:span></text:p>
            <text:p text:style-name="P4"><text:span text:style-name="T2">canRead</text:span></text:p>
            <text:p text:style-name="P4"><text:span text:style-name="T2">canWrite</text:span></text:p>
            <text:p text:style-name="P4"><text:span text:style-name="T2">compareTo</text:span></text:p>
            <text:p text:style-name="P4"><text:span text:style-name="T2">delete</text:span></text:p>
            <text:p text:style-name="P4"><text:span text:style-name="T2">exists</text:span></text:p>
            <text:p text:style-name="P4"><text:span text:style-name="T2">hashcode</text:span></text:p>
            <text:p text:style-name="P4"><text:span text:style-name="T2">init</text:span></text:p>
            <text:p text:style-name="P4"><text:span text:style-name="T2">isCaseSensitive</text:span></text:p>
            <text:p text:style-name="P4"><text:span text:style-name="T2">isDirectory</text:span></text:p>
            <text:p text:style-name="P4"><text:span text:style-name="T2">isFile</text:span></text:p>
            <text:p text:style-name="P4"><text:span text:style-name="T2">isHidden</text:span></text:p>
            <text:p text:style-name="P4"><text:span text:style-name="T2">lastModified</text:span></text:p>
            <text:p text:style-name="P4"><text:span text:style-name="T2">lastModified=</text:span></text:p>
          </draw:text-box>
        </draw:frame>
        <draw:line draw:style-name="gr2" draw:text-style-name="P3" draw:layer="layout" svg:x1="10.26cm" svg:y1="14.07cm" svg:x2="0.1cm" svg:y2="14.065cm">
          <text:p/>
        </draw:line>
        <draw:custom-shape draw:style-name="gr1" draw:text-style-name="P2" draw:layer="layout" svg:width="10.159cm" svg:height="0.635cm" svg:x="0.1cm" svg:y="1.37cm">
          <text:p text:style-name="P1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91cm" svg:y1="0.735cm" svg:x2="5.191cm" svg:y2="1.37cm">
          <text:p/>
        </draw:line>
        <draw:frame draw:style-name="gr4" draw:text-style-name="P5" draw:layer="layout" svg:width="5.116cm" svg:height="2.147cm" svg:x="0.1cm" svg:y="3.677cm">
          <draw:text-box>
            <text:p text:style-name="P4"><text:span text:style-name="T2">isCaseSensitive</text:span></text:p>
            <text:p text:style-name="P4"><text:span text:style-name="T2">listRoots</text:span></text:p>
            <text:p text:style-name="P4"><text:span text:style-name="T2">pathSeparator</text:span></text:p>
            <text:p text:style-name="P4"><text:span text:style-name="T2">separator</text:span></text:p>
          </draw:text-box>
        </draw:frame>
        <draw:line draw:style-name="gr2" draw:text-style-name="P3" draw:layer="layout" svg:x1="0.1cm" svg:y1="5.815cm" svg:x2="10.26cm" svg:y2="5.815cm">
          <text:p/>
        </draw:line>
        <draw:frame draw:style-name="gr5" draw:text-style-name="P5" draw:layer="layout" svg:width="5.08cm" svg:height="7.933cm" svg:x="5.18cm" svg:y="6.137cm">
          <draw:text-box>
            <text:p text:style-name="P4"><text:span text:style-name="T2">length</text:span></text:p>
            <text:p text:style-name="P4"><text:span text:style-name="T2">list</text:span></text:p>
            <text:p text:style-name="P4"><text:span text:style-name="T2">listFiles</text:span></text:p>
            <text:p text:style-name="P4"><text:span text:style-name="T2">makedir</text:span></text:p>
            <text:p text:style-name="P4"><text:span text:style-name="T2">makedirs</text:span></text:p>
            <text:p text:style-name="P4"><text:span text:style-name="T2">name</text:span></text:p>
            <text:p text:style-name="P4"><text:span text:style-name="T2">parent</text:span></text:p>
            <text:p text:style-name="P4"><text:span text:style-name="T2">parentFile</text:span></text:p>
            <text:p text:style-name="P4"><text:span text:style-name="T2">path</text:span></text:p>
            <text:p text:style-name="P4"><text:span text:style-name="T2">pathSeparator</text:span></text:p>
            <text:p text:style-name="P4"><text:span text:style-name="T2">renameTo</text:span></text:p>
            <text:p text:style-name="P4"><text:span text:style-name="T2">separator</text:span></text:p>
            <text:p text:style-name="P4"><text:span text:style-name="T2">setReadOnly</text:span></text:p>
            <text:p text:style-name="P4"><text:span text:style-name="T2">string</text:span></text:p>
          </draw:text-box>
        </draw:frame>
        <draw:custom-shape draw:style-name="gr1" draw:text-style-name="P7" draw:layer="layout" svg:width="10.159cm" svg:height="0.635cm" svg:x="0.1cm" svg:y="2.64cm">
          <text:p text:style-name="P6"><text:span text:style-name="T1">+ <text:s/>Order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8cm" svg:y1="6.191cm" svg:x2="5.18cm" svg:y2="14.07cm">
          <text:p/>
        </draw:line>
        <draw:custom-shape draw:style-name="gr1" draw:text-style-name="P7" draw:layer="layout" svg:width="10.159cm" svg:height="0.635cm" svg:x="0.101cm" svg:y="2.007cm">
          <text:p text:style-name="P6"><text:span text:style-name="T1">+ <text:s/>Compar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262cm" svg:y1="3.275cm" svg:x2="10.26cm" svg:y2="14.07cm">
          <text:p/>
        </draw:line>
        <draw:line draw:style-name="gr2" draw:text-style-name="P3" draw:layer="layout" svg:x1="5.18cm" svg:y1="7.72cm" svg:x2="5.18cm" svg:y2="3.2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4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William Ashley</meta:initial-creator>
    <meta:creation-date>2007-06-19T13:48:44</meta:creation-date>
    <dc:creator>Jean Louis Faucher</dc:creator>
    <dc:date>2010-11-01T21:49:50.39</dc:date>
    <dc:language>en-US</dc:language>
    <meta:editing-cycles>26</meta:editing-cycles>
    <meta:editing-duration>PT03H14M28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